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8df0e"/>
    </style:style>
    <style:style style:name="P2" style:family="paragraph" style:parent-style-name="Heading_20_1">
      <style:text-properties officeooo:rsid="0008df0e" officeooo:paragraph-rsid="0008df0e"/>
    </style:style>
    <style:style style:name="P3" style:family="paragraph" style:parent-style-name="Subtitle">
      <style:text-properties officeooo:rsid="0008df0e" officeooo:paragraph-rsid="0008df0e"/>
    </style:style>
    <style:style style:name="P4" style:family="paragraph" style:parent-style-name="Text_20_body">
      <style:text-properties officeooo:rsid="0008df0e" officeooo:paragraph-rsid="0008df0e"/>
    </style:style>
    <style:style style:name="P5" style:family="paragraph" style:parent-style-name="Text_20_body">
      <style:text-properties officeooo:paragraph-rsid="0008df0e"/>
    </style:style>
    <style:style style:name="T1" style:family="text">
      <style:text-properties officeooo:rsid="0008df0e"/>
    </style:style>
    <style:style style:name="T2" style:family="text">
      <style:text-properties officeooo:rsid="00098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GRAMACIÓN DE SERVICIOS Y PROCESOS.</text:span></text:p>
      <text:p text:style-name="P3">ACTIVIDADES UNIDAD 4.</text:p>
      <text:p text:style-name="P4"/>
      <text:h text:style-name="P2" text:outline-level="1">ACTIVIDAD 1.</text:h>
      <text:p text:style-name="P5"/>
      <text:p text:style-name="P4">Un Sniffer, es un aplicación informática que permite capturar y analizar los paquetes que circulan por la red. Además también tiene la capacidad de reconocer el tipo de tipología de red en la que se encuentra y capturar los paquetes teniendo en cuenta ésta.</text:p>
      <text:p text:style-name="P4">Estas aplicaciones normalmente son utilizadas por <text:span text:style-name="T2">gestores de redes, que analizan los paquetes de datos que circulan por la red, así como información del remitente, del destinatario y del servidor que se ocupa del proceso. Pero los sniffers también son utilizados por expertos informáticos y crackers para obtener valiosa información, ya sea con fines económicos, de protesta o simplemente por divers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9:06:47.448951485</meta:creation-date>
    <dc:date>2020-05-08T19:45:20.898162450</dc:date>
    <meta:editing-duration>PT17M5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15" meta:character-count="731" meta:non-whitespace-character-count="621"/>
  </office:meta>
</office:document-meta>
</file>